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office:automatic-styles>
  <office:body>
    <office:text text:use-soft-page-breaks="true">
      <text:p text:style-name="P1">Een class is een blauwdruk, een object is iets wat gemaakt wordt volgens die blauwdruk. Een constructor gebruik je om een object te maken en informatie mee te geven aan een object.<text:s/>Fields<text:s/>bevatten<text:s/>alle informatie die het object<text:s/>heeft<text:s/>en deze kan je invullen met de constructor<text:s/>of met een method. De method is een functie die gebonden is aan een class.<text:s/>Tijdens mijn code schrijven heb ik geleerd dat classes heel makkelijk te gebruiken zijn en het zorgt ervoor dat je code meer overzichtelijk wordt, ook is het handig voor als je iets meerdere keren moet aangeven en moet gebruiken. Door het gebruiken van een class kan je gemakkelijk dingen aanpassen en gebruik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ars Kalishoek</meta:initial-creator>
    <dc:creator>Lars Kalishoek</dc:creator>
    <meta:creation-date>2023-05-15T07:30:00Z</meta:creation-date>
    <dc:date>2023-05-15T07:48:00Z</dc:date>
    <meta:template xlink:href="Normal.dotm" xlink:type="simple"/>
    <meta:editing-cycles>1</meta:editing-cycles>
    <meta:editing-duration>PT1080S</meta:editing-duration>
    <meta:document-statistic meta:page-count="1" meta:paragraph-count="1" meta:word-count="102" meta:character-count="664" meta:row-count="4" meta:non-whitespace-character-count="563"/>
  </office:meta>
</office:document-meta>
</file>